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presentation" style:name="a3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elfolie" presentation:presentation-page-layout-name="Master1-PPL1" draw:id="Slide-256">
        <draw:frame draw:id="id63" draw:style-name="a381" draw:name="Grafik 4" svg:x="0in" svg:y="0in" svg:width="13.33333in" svg:height="7.5in" style:rel-width="scale" style:rel-height="scale">
          <draw:image xlink:href="media/image1.png" xlink:type="simple" xlink:show="embed" xlink:actuate="onLoad"/>
          <svg:title/>
          <svg:desc>Ein Bild, das Text, Grafiken, Schrift, Grafikdesign enthält.</svg:desc>
        </draw:frame>
        <draw:frame draw:id="id64" presentation:style-name="a382" draw:name="Titel 1" svg:x="1.66667in" svg:y="1.22743in" svg:width="10in" svg:height="2.61111in" presentation:class="title" presentation:placeholder="true">
          <draw:text-box/>
          <svg:title/>
          <svg:desc/>
        </draw:frame>
        <draw:frame draw:id="id65" presentation:style-name="a383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Elser Florian BZRA IMST24a</meta:initial-creator>
    <dc:creator>Elser Florian BZRA IMST24a</dc:creator>
    <meta:creation-date>2025-06-12T11:48:28Z</meta:creation-date>
    <dc:date>2025-06-12T11:53:31Z</dc:date>
    <meta:editing-cycles>1</meta:editing-cycles>
    <meta:editing-duration>PT0S</meta:editing-duration>
    <meta:document-statistic meta:paragraph-count="0" meta:word-count="0"/>
  </office:meta>
</office:document-meta>
</file>